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3.6772in"/>
    </style:style>
    <style:style style:name="co3" style:family="table-column">
      <style:table-column-properties fo:break-before="auto" style:column-width="2.4118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SM501-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Quant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330k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AXIAL-0.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1.2k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AXIAL-0.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100k</text:p>
          </table:table-cell>
          <table:table-cell office:value-type="string" calcext:value-type="string">
            <text:p>R8,R9,R10,R11,R12,R13,R14,R15,R16</text:p>
          </table:table-cell>
          <table:table-cell office:value-type="string" calcext:value-type="string">
            <text:p>R_AXIAL-0.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52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-0.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24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AXIAL-0.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1M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AXIAL-0.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1k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AXIAL-0.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10k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AXIAL-0.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470</text:p>
          </table:table-cell>
          <table:table-cell office:value-type="string" calcext:value-type="string">
            <text:p>R17,R18</text:p>
          </table:table-cell>
          <table:table-cell office:value-type="string" calcext:value-type="string">
            <text:p>R_AXIAL-0.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 1k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RM065-V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0.1u</text:p>
          </table:table-cell>
          <table:table-cell office:value-type="string" calcext:value-type="string">
            <text:p>C2,C4,C5,C7,C8,C9,C10,C11,C12,C13,C14,C15,C16,C17</text:p>
          </table:table-cell>
          <table:table-cell office:value-type="string" calcext:value-type="string">
            <text:p>RAD-0.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1000u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-D16.0XF7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1u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RAD-0.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100u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-D10.0×F5.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 1N4007</text:p>
          </table:table-cell>
          <table:table-cell office:value-type="string" calcext:value-type="string">
            <text:p>D1,D2,D3,D4,D5</text:p>
          </table:table-cell>
          <table:table-cell office:value-type="string" calcext:value-type="string">
            <text:p>1N400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LED</text:p>
          </table:table-cell>
          <table:table-cell office:value-type="string" calcext:value-type="string">
            <text:p>D6, D7</text:p>
          </table:table-cell>
          <table:table-cell office:value-type="string" calcext:value-type="string">
            <text:p>LED5M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31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O-220-3_L10.0-W4.5-P2.54-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AC11008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16_L19.7-W6.6-P2.54-LS7.6-B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74HC74N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14_L19.3-W6.4-P2.54-LS7.6-B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74HCT138NG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16_L19.3-W6.4-P2.54-LS7.9-B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74LV8154</text:p>
          </table:table-cell>
          <table:table-cell office:value-type="string" calcext:value-type="string">
            <text:p>U5,U4</text:p>
          </table:table-cell>
          <table:table-cell office:value-type="string" calcext:value-type="string">
            <text:p>DIP-20_L25.4-W6.4-P2.54-LS7.6-B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74HC1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IP-14_L19.2-W6.6-P2.54-LS10.9-B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string" calcext:value-type="string">
            <text:p>U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 Header 1X3</text:p>
          </table:table-cell>
          <table:table-cell office:value-type="string" calcext:value-type="string">
            <text:p>J3,J4,TP4</text:p>
          </table:table-cell>
          <table:table-cell office:value-type="string" calcext:value-type="string">
            <text:p>HDR-M-2.54_1X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 Header 1X9</text:p>
          </table:table-cell>
          <table:table-cell office:value-type="string" calcext:value-type="string">
            <text:p>J5,J6</text:p>
          </table:table-cell>
          <table:table-cell office:value-type="string" calcext:value-type="string">
            <text:p>HDR-M-2.54_1X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 Header 1X1</text:p>
          </table:table-cell>
          <table:table-cell office:value-type="string" calcext:value-type="string">
            <text:p>TP1,TP2,TP6,TP9,TP3,TP5,TP7,TP8,TP10,TP11,TP12</text:p>
          </table:table-cell>
          <table:table-cell office:value-type="string" calcext:value-type="string">
            <text:p>HDR-M-2.54_1X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 Header 1X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R-M-2.54_1X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w Terminal</text:p>
          </table:table-cell>
          <table:table-cell office:value-type="string" calcext:value-type="string">
            <text:p>CN1</text:p>
          </table:table-cell>
          <table:table-cell office:value-type="string" calcext:value-type="string">
            <text:p>CONN-TH_XY636-6.35-2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 BNC Connector</text:p>
          </table:table-cell>
          <table:table-cell office:value-type="string" calcext:value-type="string">
            <text:p>CN2</text:p>
          </table:table-cell>
          <table:table-cell office:value-type="string" calcext:value-type="string">
            <text:p>BNC-TH_BNC-3G-J-PC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KEY-TH_4P-L6.0-W6.0-P4.50-LS7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 holder 5X20MM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X20-BLX-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-2100AX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ECS-2100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V Transform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VB_2,3/2/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1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0:28:11.595998219</meta:creation-date>
    <dc:date>2023-04-04T11:33:15.609878063</dc:date>
    <meta:editing-duration>PT7M2S</meta:editing-duration>
    <meta:editing-cycles>7</meta:editing-cycles>
    <meta:generator>LibreOffice/7.4.5.1$Linux_X86_64 LibreOffice_project/40$Build-1</meta:generator>
    <meta:document-statistic meta:table-count="1" meta:cell-count="135" meta:object-count="0"/>
  </office:meta>
</office:document-meta>
</file>